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font-name="Verdana1"/>
    </style:style>
    <style:style style:name="T2" style:family="text">
      <style:text-properties style:font-name="Verdana1" style:text-underline-style="solid" style:text-underline-width="auto" style:text-underline-color="font-color" fo:font-weight="bold"/>
    </style:style>
    <style:style style:name="T3" style:family="text">
      <style:text-properties style:font-name="Verdana1" style:text-underline-style="solid" style:text-underline-width="auto" style:text-underline-color="font-color" fo:font-weight="bold" style:font-weight-asian="bold" style:font-weight-complex="bold"/>
    </style:style>
    <style:style style:name="T4" style:family="text">
      <style:text-properties style:font-name="Verdana1" style:text-underline-style="solid" style:text-underline-width="auto" style:text-underline-color="font-color" fo:font-weight="normal" style:font-weight-asian="normal" style:font-weight-complex="normal"/>
    </style:style>
    <style:style style:name="T5" style:family="text">
      <style:text-properties style:font-name="Verdana1" fo:font-weight="bold" style:font-weight-asian="bold" style:font-weight-complex="bold"/>
    </style:style>
    <style:style style:name="T6" style:family="text">
      <style:text-properties style:font-name="Verdana1" fo:font-weight="normal" style:font-weight-asian="normal" style:font-weight-complex="normal"/>
    </style:style>
    <style:style style:name="T7" style:family="text">
      <style:text-properties style:font-name="Verdana1"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7">Zucchini Bread<text:line-break/>4 loaves</text:span><text:span text:style-name="T1"><text:line-break/><text:line-break/>6 eggs<text:line-break/>2 cups olive oil<text:line-break/>4 cups Sucanat<text:line-break/>6 tsp. Vanilla<text:line-break/>6 cups whole wheat pastry flour<text:line-break/>2 tsp. salt<text:line-break/>4 cups zucchini, grated<text:line-break/>2 tsp. Baking soda<text:line-break/>6 tsp. Cinnamon<text:line-break/>1/2 tsp. Baking powder<text:line-break/>1/2 cup chopped nuts<text:line-break/><text:line-break/>Beat eggs until foamy. Add oil and sugar, zucchini and vanilla. Mix lightly but well. Add flour, salt, soda, cinnamon and baking powder, sifted together. Mix well. Bake at 325 for 1 hour.</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02:48.02</meta:creation-date>
    <meta:document-statistic meta:table-count="0" meta:image-count="0" meta:object-count="0" meta:page-count="1" meta:paragraph-count="1" meta:word-count="77" meta:character-count="415"/>
    <dc:date>2017-05-05T19:03:22.59</dc:date>
    <dc:creator>Crystal Miller</dc:creator>
    <meta:editing-duration>PT34S</meta:editing-duration>
    <meta:editing-cycles>1</meta:editing-cycles>
    <meta:generator>OpenOffice/4.1.1$Win32 OpenOffice.org_project/411m6$Build-9775</meta:generator>
  </office:meta>
</office:document-meta>
</file>